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4F0000001038241524.png"/>
  <manifest:file-entry manifest:media-type="image/png" manifest:full-path="Pictures/10000000000000680000000D9B431D79.png"/>
  <manifest:file-entry manifest:media-type="image/png" manifest:full-path="Pictures/100000000000006100000014FB72AFF0.png"/>
  <manifest:file-entry manifest:media-type="image/png" manifest:full-path="Pictures/100000000000009C00000014F68F0DCB.png"/>
  <manifest:file-entry manifest:media-type="image/png" manifest:full-path="Pictures/10000000000000820000000EDE8567C0.png"/>
  <manifest:file-entry manifest:media-type="image/png" manifest:full-path="Pictures/10000000000000E0000000185B4018AD.png"/>
  <manifest:file-entry manifest:media-type="image/png" manifest:full-path="Pictures/100000000000004C00000016516341D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Zilla Slab" svg:font-family="'Zilla Sla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Zilla Slab" fo:font-size="12pt" fo:font-weight="normal" style:font-size-asian="12pt" style:font-weight-asian="normal" style:font-size-complex="12pt" style:font-weight-complex="normal"/>
    </style:style>
    <style:style style:name="P2" style:family="paragraph" style:parent-style-name="Table_20_Contents" style:list-style-name="L2">
      <style:paragraph-properties fo:text-align="start" style:justify-single-word="false"/>
      <style:text-properties style:font-name="Zilla Slab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d4d4d4" style:font-name="Zilla Slab" fo:font-size="12pt" fo:font-weight="normal" fo:background-color="#1e1e1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line-height-at-least="0.503cm"/>
      <style:text-properties fo:color="#d4d4d4" style:font-name="Zilla Slab" fo:font-size="12pt" fo:font-weight="normal" fo:background-color="#1e1e1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Zilla Slab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Zilla Slab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Zilla Slab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Zilla Slab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Zilla Slab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503cm"/>
      <style:text-properties style:font-name="Zilla Slab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4ec9b0" style:font-name="Zilla Slab" fo:font-size="12pt" fo:font-weight="normal" fo:background-color="#1e1e1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333333" style:font-name="Zilla Slab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" style:family="text">
      <style:text-properties fo:color="#4ec9b0"/>
    </style:style>
    <style:style style:name="T2" style:family="text">
      <style:text-properties fo:color="#4ec9b0" style:font-name="Consolas" fo:font-size="10.5pt" fo:font-weight="normal" fo:background-color="#1e1e1e"/>
    </style:style>
    <style:style style:name="T3" style:family="text">
      <style:text-properties fo:color="#4ec9b0" fo:font-size="10.5pt" fo:font-weight="normal" fo:background-color="#1e1e1e"/>
    </style:style>
    <style:style style:name="T4" style:family="text">
      <style:text-properties fo:color="#4ec9b0" fo:font-weight="normal" fo:background-color="#1e1e1e"/>
    </style:style>
    <style:style style:name="T5" style:family="text">
      <style:text-properties fo:color="#4ec9b0" fo:background-color="#1e1e1e"/>
    </style:style>
    <style:style style:name="T6" style:family="text">
      <style:text-properties fo:color="#d4d4d4" style:font-name="Consolas" fo:font-size="10.5pt" fo:font-weight="normal" fo:background-color="#1e1e1e"/>
    </style:style>
    <style:style style:name="T7" style:family="text">
      <style:text-properties fo:color="#d4d4d4" fo:font-size="10.5pt" fo:font-weight="normal" fo:background-color="#1e1e1e"/>
    </style:style>
    <style:style style:name="T8" style:family="text">
      <style:text-properties fo:color="#d4d4d4" fo:font-weight="normal" fo:background-color="#1e1e1e"/>
    </style:style>
    <style:style style:name="T9" style:family="text">
      <style:text-properties fo:color="#d4d4d4" fo:background-color="#1e1e1e"/>
    </style:style>
    <style:style style:name="T10" style:family="text">
      <style:text-properties fo:color="#dcdcaa"/>
    </style:style>
    <style:style style:name="T11" style:family="text">
      <style:text-properties fo:color="#dcdcaa" style:font-name="Consolas" fo:font-size="10.5pt" fo:font-weight="normal" fo:background-color="#1e1e1e"/>
    </style:style>
    <style:style style:name="T12" style:family="text">
      <style:text-properties fo:color="#dcdcaa" fo:font-size="10.5pt" fo:font-weight="normal" fo:background-color="#1e1e1e"/>
    </style:style>
    <style:style style:name="T13" style:family="text">
      <style:text-properties fo:color="#dcdcaa" fo:font-weight="normal" fo:background-color="#1e1e1e"/>
    </style:style>
    <style:style style:name="T14" style:family="text">
      <style:text-properties fo:color="#dcdcaa" fo:background-color="#1e1e1e"/>
    </style:style>
    <style:style style:name="T15" style:family="text">
      <style:text-properties fo:color="#9cdcfe"/>
    </style:style>
    <style:style style:name="T16" style:family="text">
      <style:text-properties fo:color="#9cdcfe" style:font-name="Consolas" fo:font-size="10.5pt" fo:font-weight="normal" fo:background-color="#1e1e1e"/>
    </style:style>
    <style:style style:name="T17" style:family="text">
      <style:text-properties fo:color="#9cdcfe" fo:font-size="10.5pt" fo:font-weight="normal" fo:background-color="#1e1e1e"/>
    </style:style>
    <style:style style:name="T18" style:family="text">
      <style:text-properties fo:color="#9cdcfe" fo:font-weight="normal" fo:background-color="#1e1e1e"/>
    </style:style>
    <style:style style:name="T19" style:family="text">
      <style:text-properties fo:color="#9cdcfe" fo:background-color="#1e1e1e"/>
    </style:style>
    <style:style style:name="T20" style:family="text">
      <style:text-properties fo:color="#ce9178"/>
    </style:style>
    <style:style style:name="T21" style:family="text">
      <style:text-properties fo:color="#ce9178" style:font-name="Consolas" fo:font-size="10.5pt" fo:font-weight="normal" fo:background-color="#1e1e1e"/>
    </style:style>
    <style:style style:name="T22" style:family="text">
      <style:text-properties fo:color="#ce9178" fo:font-size="10.5pt" fo:font-weight="normal" fo:background-color="#1e1e1e"/>
    </style:style>
    <style:style style:name="T23" style:family="text">
      <style:text-properties fo:color="#ce9178" fo:font-weight="normal" fo:background-color="#1e1e1e"/>
    </style:style>
    <style:style style:name="T24" style:family="text">
      <style:text-properties fo:color="#ce9178" fo:background-color="#1e1e1e"/>
    </style:style>
    <style:style style:name="T25" style:family="text">
      <style:text-properties fo:color="#b5cea8"/>
    </style:style>
    <style:style style:name="T26" style:family="text">
      <style:text-properties fo:color="#569cd6"/>
    </style:style>
    <style:style style:name="T2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halk</text:p>
      <text:p text:style-name="P6"><text:a xlink:type="simple" xlink:href="https://www.npmjs.com/package/chalk" text:style-name="Internet_20_link" text:visited-style-name="Visited_20_Internet_20_Link">npm package</text:a></text:p>
      <text:p text:style-name="P6"><text:a xlink:type="simple" xlink:href="https://github.com/chalk/chalk" text:style-name="Internet_20_link" text:visited-style-name="Visited_20_Internet_20_Link">github</text:a></text:p>
      <text:p text:style-name="P6"/>
      <text:p text:style-name="P7"><text:span text:style-name="T27">description :</text:span> chalk permet de coloriser et styliser les console.log</text:p>
      <text:p text:style-name="P7"><text:span text:style-name="T27">environnement :</text:span> nodejs (pas de support navigateur)</text:p>
      <text:p text:style-name="P7"/>
      <text:p text:style-name="P5">fonctionnement de base :</text:p>
      <text:p text:style-name="P7"/>
      <text:list xml:id="list1755852535196380816" text:style-name="L1">
        <text:list-item>
          <text:p text:style-name="P8">installation : npm i chalk</text:p>
        </text:list-item>
      </text:list>
      <text:p text:style-name="P7"><text:tab/><text:tab/><text:tab/>nb : il s'agit d'un outil de dev on l'installera généralement avec --dev</text:p>
      <text:list xml:id="list43723785" text:continue-numbering="true" text:style-name="L1">
        <text:list-item>
          <text:p text:style-name="P8"><text:s/>importation : const chalk = require('chalk')<text:tab/></text:p>
        </text:list-item>
        <text:list-item>
          <text:p text:style-name="P8">utilastion : console.log(chalk.style1[.style2[.style3...]].(valeur1[,valeur2[,valeur3...]])</text:p>
        </text:list-item>
      </text:list>
      <text:p text:style-name="P7"/>
      <text:p text:style-name="P5">listes des propriétés prédéfinies utilisables :</text:p>
      <text:p text:style-name="P7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Modificateurs</text:p>
          </table:table-cell>
          <table:table-cell table:style-name="Tableau1.A1" office:value-type="string">
            <text:p text:style-name="P1">Couleurs</text:p>
          </table:table-cell>
          <table:table-cell table:style-name="Tableau1.C1" office:value-type="string">
            <text:p text:style-name="P1">Couleurs de fond</text:p>
          </table:table-cell>
        </table:table-row>
        <table:table-row>
          <table:table-cell table:style-name="Tableau1.A2" office:value-type="string">
            <text:list xml:id="list3997326715278541627" text:style-name="L2">
              <text:list-item>
                <text:p text:style-name="P2">reset</text:p>
              </text:list-item>
              <text:list-item>
                <text:p text:style-name="P2">bold</text:p>
              </text:list-item>
              <text:list-item>
                <text:p text:style-name="P2">dim</text:p>
              </text:list-item>
              <text:list-item>
                <text:p text:style-name="P2">italic</text:p>
              </text:list-item>
              <text:list-item>
                <text:p text:style-name="P2">underline</text:p>
              </text:list-item>
              <text:list-item>
                <text:p text:style-name="P2">inverse</text:p>
              </text:list-item>
              <text:list-item>
                <text:p text:style-name="P2">hidden</text:p>
              </text:list-item>
              <text:list-item>
                <text:p text:style-name="P2">strikethrough</text:p>
              </text:list-item>
              <text:list-item>
                <text:p text:style-name="P2">visible</text:p>
              </text:list-item>
            </text:list>
          </table:table-cell>
          <table:table-cell table:style-name="Tableau1.A2" office:value-type="string">
            <text:list xml:id="list43741630" text:continue-numbering="true" text:style-name="L2">
              <text:list-item>
                <text:p text:style-name="P2">black</text:p>
              </text:list-item>
              <text:list-item>
                <text:p text:style-name="P2">red</text:p>
              </text:list-item>
              <text:list-item>
                <text:p text:style-name="P2">green</text:p>
              </text:list-item>
              <text:list-item>
                <text:p text:style-name="P2">yellow</text:p>
              </text:list-item>
              <text:list-item>
                <text:p text:style-name="P2">blue</text:p>
              </text:list-item>
              <text:list-item>
                <text:p text:style-name="P2">magenta</text:p>
              </text:list-item>
              <text:list-item>
                <text:p text:style-name="P2">cyan</text:p>
              </text:list-item>
              <text:list-item>
                <text:p text:style-name="P2">white</text:p>
              </text:list-item>
              <text:list-item>
                <text:p text:style-name="P2">gray</text:p>
              </text:list-item>
              <text:list-item>
                <text:p text:style-name="P2">redBright</text:p>
              </text:list-item>
              <text:list-item>
                <text:p text:style-name="P2">greenBright</text:p>
              </text:list-item>
              <text:list-item>
                <text:p text:style-name="P2">yellowBright</text:p>
              </text:list-item>
              <text:list-item>
                <text:p text:style-name="P2">blueBright</text:p>
              </text:list-item>
              <text:list-item>
                <text:p text:style-name="P2">magentaBright</text:p>
              </text:list-item>
              <text:list-item>
                <text:p text:style-name="P2">cyanBright</text:p>
              </text:list-item>
              <text:list-item>
                <text:p text:style-name="P2">whiteBright</text:p>
              </text:list-item>
            </text:list>
          </table:table-cell>
          <table:table-cell table:style-name="Tableau1.C2" office:value-type="string">
            <text:list xml:id="list43745399" text:continue-numbering="true" text:style-name="L2">
              <text:list-item>
                <text:p text:style-name="P2">bgBlack</text:p>
              </text:list-item>
              <text:list-item>
                <text:p text:style-name="P2">bgRed</text:p>
              </text:list-item>
              <text:list-item>
                <text:p text:style-name="P2">bgGreen</text:p>
              </text:list-item>
              <text:list-item>
                <text:p text:style-name="P2">bgYellow</text:p>
              </text:list-item>
              <text:list-item>
                <text:p text:style-name="P2">bgBlue</text:p>
              </text:list-item>
              <text:list-item>
                <text:p text:style-name="P2">bgMagenta</text:p>
              </text:list-item>
              <text:list-item>
                <text:p text:style-name="P2">bgCyan</text:p>
              </text:list-item>
              <text:list-item>
                <text:p text:style-name="P2">bgWhite</text:p>
              </text:list-item>
              <text:list-item>
                <text:p text:style-name="P2">bgBlackBright</text:p>
              </text:list-item>
              <text:list-item>
                <text:p text:style-name="P2">bgRedBright</text:p>
              </text:list-item>
              <text:list-item>
                <text:p text:style-name="P2">bgGreenBright</text:p>
              </text:list-item>
              <text:list-item>
                <text:p text:style-name="P2">bgYellowBright</text:p>
              </text:list-item>
              <text:list-item>
                <text:p text:style-name="P2">bgBlueBright</text:p>
              </text:list-item>
              <text:list-item>
                <text:p text:style-name="P2">bgMagentaBright</text:p>
              </text:list-item>
              <text:list-item>
                <text:p text:style-name="P2">bgCyanBright</text:p>
              </text:list-item>
              <text:list-item>
                <text:p text:style-name="P2">bgWhiteBright</text:p>
              </text:list-item>
            </text:list>
          </table:table-cell>
        </table:table-row>
      </table:table>
      <text:p text:style-name="P7"/>
      <text:p text:style-name="P5">pour encoder d'autres couleurs on peut utiliser :</text:p>
      <text:p text:style-name="P7">.rbg(valeurRouge:int,valeurBleu:int,valeurVert:int)</text:p>
      <text:p text:style-name="P7">.hex(codeHexademical:string) //avec un # devant pex:'#F18AC0 '</text:p>
      <text:p text:style-name="P7">.hsl(teinte:int,saturation:int,luminosité:int) ou teinte [0,360] et saturation,luminosité [0,100]</text:p>
      <text:p text:style-name="P7">.hsv(teinte:int,saturation:int,valeur:int)</text:p>
      <text:p text:style-name="P7">.hwb(teinte:int,blancheur:int,noirceur:int) ou teinte [0,360] et blancheur,noirceur [0,100]</text:p>
      <text:p text:style-name="P7">ansi16 et ansi256 (utilisation de https://github.com/chalk/ansi-styles?)</text:p>
      <text:p text:style-name="P7"/>
      <text:p text:style-name="P5">exemples :</text:p>
      <text:p text:style-name="P7"/>
      <text:p text:style-name="P7"><text:span text:style-name="T5">console</text:span><text:span text:style-name="T9">.</text:span><text:span text:style-name="T14">log</text:span><text:span text:style-name="T9">(</text:span><text:span text:style-name="T19">chalk</text:span><text:span text:style-name="T9">.</text:span><text:span text:style-name="T14">red</text:span><text:span text:style-name="T9">(</text:span><text:span text:style-name="T24">'red log'</text:span><text:span text:style-name="T9">)); </text:span></text:p>
      <text:p text:style-name="P7"><draw:frame draw:style-name="fr1" draw:name="images1" text:anchor-type="paragraph" svg:x="0.007cm" svg:y="0.185cm" svg:width="2.011cm" svg:height="0.582cm" draw:z-index="0"><draw:image xlink:href="Pictures/100000000000004C00000016516341D5.png" xlink:type="simple" xlink:show="embed" xlink:actuate="onLoad"/></draw:frame></text:p>
      <text:p text:style-name="P3"><text:soft-page-break/><text:span text:style-name="T1">console</text:span>.<text:span text:style-name="T10">log</text:span>(<text:span text:style-name="T15">chalk</text:span>.<text:span text:style-name="T15">bgBlue</text:span>.<text:span text:style-name="T10">greenBright</text:span>(<text:span text:style-name="T20">'chainage simple'</text:span>));</text:p>
      <text:p text:style-name="P11"><draw:frame draw:style-name="fr1" draw:name="images2" text:anchor-type="paragraph" svg:x="0.034cm" svg:y="0.079cm" svg:width="4.128cm" svg:height="0.529cm" draw:z-index="1"><draw:image xlink:href="Pictures/100000000000009C00000014F68F0DCB.png" xlink:type="simple" xlink:show="embed" xlink:actuate="onLoad"/></draw:frame></text:p>
      <text:p text:style-name="P3"><text:span text:style-name="T1">console</text:span>.<text:span text:style-name="T10">log</text:span>(<text:span text:style-name="T15">chalk</text:span>.<text:span text:style-name="T10">rgb</text:span>(<text:span text:style-name="T25">255</text:span>,<text:span text:style-name="T25">10</text:span>,<text:span text:style-name="T25">20</text:span>)(<text:span text:style-name="T20">'couleur definie en rgb'</text:span>)); </text:p>
      <text:p text:style-name="P7"><draw:frame draw:style-name="fr1" draw:name="images3" text:anchor-type="paragraph" svg:x="0.007cm" svg:y="0.064cm" svg:width="5.927cm" svg:height="0.635cm" draw:z-index="2"><draw:image xlink:href="Pictures/10000000000000E0000000185B4018AD.png" xlink:type="simple" xlink:show="embed" xlink:actuate="onLoad"/></draw:frame></text:p>
      <text:p text:style-name="P5">paramètrage :</text:p>
      <text:p text:style-name="P7"/>
      <text:p text:style-name="P7">on peut réinstancier chalk pour choisir si il est activé ou non par défaut</text:p>
      <text:p text:style-name="P3"><text:span text:style-name="T26">var</text:span> <text:span text:style-name="T15">chalk_disbled</text:span>=<text:span text:style-name="T26">new</text:span> <text:span text:style-name="T1">chalk</text:span>.<text:span text:style-name="T1">constructor</text:span>({<text:span text:style-name="T15">enabled:</text:span><text:span text:style-name="T26">false</text:span>});</text:p>
      <text:p text:style-name="P4"><text:span text:style-name="T1">console</text:span>.<text:span text:style-name="T10">log</text:span>(<text:span text:style-name="T15">chalk_disbled</text:span>.<text:span text:style-name="T10">red</text:span>(<text:span text:style-name="T20">'pas en rouge'</text:span>));</text:p>
      <text:p text:style-name="P7"><draw:frame draw:style-name="fr2" draw:name="graphics4" text:anchor-type="paragraph" svg:x="-0.058cm" svg:y="0.397cm" svg:width="2.566cm" svg:height="0.529cm" draw:z-index="6"><draw:image xlink:href="Pictures/100000000000006100000014FB72AFF0.png" xlink:type="simple" xlink:show="embed" xlink:actuate="onLoad"/></draw:frame></text:p>
      <text:p text:style-name="P7">on peut également réinstancier pour définir la palette de couleur disponible suivant les valeurs</text:p>
      <text:list xml:id="list7138953666389467191" text:style-name="L3">
        <text:list-item>
          <text:p text:style-name="P9">aucune couleur</text:p>
        </text:list-item>
        <text:list-item>
          <text:p text:style-name="P9">16 couleurs</text:p>
        </text:list-item>
        <text:list-item>
          <text:p text:style-name="P9">256 couleurs</text:p>
        </text:list-item>
        <text:list-item>
          <text:p text:style-name="P9">16,000,000 de couleurs</text:p>
        </text:list-item>
      </text:list>
      <text:p text:style-name="P7"/>
      <text:p text:style-name="P3"><text:span text:style-name="T26">var</text:span> <text:span text:style-name="T15">chalk_16_couleurs</text:span>=<text:span text:style-name="T26">new</text:span> <text:span text:style-name="T1">chalk</text:span>.<text:span text:style-name="T1">constructor</text:span>({<text:span text:style-name="T15">value:</text:span><text:span text:style-name="T25">2</text:span>});</text:p>
      <text:p text:style-name="P7"/>
      <text:p text:style-name="P5">astuces :</text:p>
      <text:p text:style-name="P7"/>
      <text:p text:style-name="P7">on peut sauver un chainage de fonction dans une variable, l'appel de cette variable en tant que fonction appliquera les paramètres ainsi sauvé</text:p>
      <text:p text:style-name="P7"/>
      <text:p text:style-name="P3"><text:span text:style-name="T26">var</text:span> <text:span text:style-name="T15">warning</text:span>=<text:span text:style-name="T15">chalk</text:span>.<text:span text:style-name="T15">red</text:span>.<text:span text:style-name="T15">bgBlue</text:span>;</text:p>
      <text:p text:style-name="P10"><text:span text:style-name="T5">console</text:span><text:span text:style-name="T9">.</text:span><text:span text:style-name="T14">log</text:span><text:span text:style-name="T9">(</text:span><text:span text:style-name="T14">warning</text:span><text:span text:style-name="T9">(</text:span><text:span text:style-name="T24">'attention'</text:span><text:span text:style-name="T9">));</text:span></text:p>
      <text:p text:style-name="P7"><draw:frame draw:style-name="fr2" draw:name="graphics2" text:anchor-type="paragraph" svg:x="-0.058cm" svg:y="0.196cm" svg:width="2.09cm" svg:height="0.423cm" draw:z-index="4"><draw:image xlink:href="Pictures/100000000000004F0000001038241524.png" xlink:type="simple" xlink:show="embed" xlink:actuate="onLoad"/></draw:frame></text:p>
      <text:p text:style-name="P7">chalk avec la notation es2015 :</text:p>
      <text:p text:style-name="P7"/>
      <text:p text:style-name="P3"><text:span text:style-name="T1">console</text:span>.<text:span text:style-name="T10">log</text:span>(<text:span text:style-name="T20">`couleur : </text:span><text:span text:style-name="T26">${</text:span><text:span text:style-name="T15">chalk</text:span>.<text:span text:style-name="T10">blue</text:span>(<text:span text:style-name="T20">'bleue'</text:span>)<text:span text:style-name="T26">}</text:span><text:span text:style-name="T20">`</text:span>);</text:p>
      <text:p text:style-name="P7"/>
      <text:p text:style-name="P7"><draw:frame draw:style-name="fr2" draw:name="graphics1" text:anchor-type="paragraph" svg:x="-0.046cm" svg:y="0cm" svg:width="3.44cm" svg:height="0.37cm" draw:z-index="3"><draw:image xlink:href="Pictures/10000000000000820000000EDE8567C0.png" xlink:type="simple" xlink:show="embed" xlink:actuate="onLoad"/></draw:frame></text:p>
      <text:p text:style-name="P3"><text:span text:style-name="T1">console</text:span>.<text:span text:style-name="T10">log</text:span>(<text:span text:style-name="T10">chalk</text:span><text:span text:style-name="T20">`couleur:{green </text:span><text:span text:style-name="T26">${</text:span><text:span text:style-name="T20">'verte'</text:span><text:span text:style-name="T26">}</text:span><text:span text:style-name="T20">}`</text:span>) ;</text:p>
      <text:p text:style-name="P7"><draw:frame draw:style-name="fr2" draw:name="graphics3" text:anchor-type="paragraph" svg:x="-0.019cm" svg:y="0.212cm" svg:width="2.752cm" svg:height="0.344cm" draw:z-index="5"><draw:image xlink:href="Pictures/10000000000000680000000D9B431D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Zilla Slab" svg:font-family="'Zilla Sla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7T17:45:44.66</meta:creation-date>
    <meta:editing-duration>PT6H6M53S</meta:editing-duration>
    <meta:editing-cycles>5</meta:editing-cycles>
    <meta:generator>OpenOffice/4.1.0$Win32 OpenOffice.org_project/410m18$Build-9764</meta:generator>
    <dc:date>2019-01-17T23:53:00.94</dc:date>
    <dc:creator>bastien </dc:creator>
    <meta:document-statistic meta:table-count="1" meta:image-count="7" meta:object-count="0" meta:page-count="2" meta:paragraph-count="83" meta:word-count="288" meta:character-count="2246"/>
  </office:meta>
</office:document-meta>
</file>